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fc1d" officeooo:paragraph-rsid="0005fc1d"/>
    </style:style>
    <style:style style:name="P2" style:family="paragraph" style:parent-style-name="Standard">
      <style:text-properties officeooo:paragraph-rsid="0005fc1d"/>
    </style:style>
    <style:style style:name="P3" style:family="paragraph" style:parent-style-name="Standard">
      <style:paragraph-properties fo:text-align="center" style:justify-single-word="false"/>
      <style:text-properties fo:font-size="13pt" fo:font-weight="bold" officeooo:paragraph-rsid="0005fc1d" style:font-size-asian="13pt" style:font-weight-asian="bold" style:font-size-complex="13pt" style:font-weight-complex="bold"/>
    </style:style>
    <style:style style:name="P4" style:family="paragraph" style:parent-style-name="Standard">
      <style:text-properties fo:color="#8d1d75" fo:font-size="11pt" style:text-underline-style="solid" style:text-underline-width="auto" style:text-underline-color="font-color" fo:font-weight="bold" officeooo:rsid="0005fc1d" officeooo:paragraph-rsid="0005fc1d" style:font-size-asian="11pt" style:font-weight-asian="bold" style:font-size-complex="11pt" style:font-weight-complex="bold"/>
    </style:style>
    <style:style style:name="P5" style:family="paragraph" style:parent-style-name="Standard">
      <style:text-properties style:use-window-font-color="true" fo:font-size="11pt" style:text-underline-style="none" fo:font-weight="normal" officeooo:rsid="0005fc1d" officeooo:paragraph-rsid="0005fc1d"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officeooo:paragraph-rsid="00077272"/>
    </style:style>
    <style:style style:name="P7" style:family="paragraph" style:parent-style-name="Standard">
      <style:text-properties fo:font-size="11pt" officeooo:paragraph-rsid="0005fc1d" style:font-size-asian="11pt" style:font-size-complex="11pt"/>
    </style:style>
    <style:style style:name="P8" style:family="paragraph" style:parent-style-name="Standard">
      <style:text-properties fo:font-size="11pt" officeooo:rsid="0005fc1d" officeooo:paragraph-rsid="0005fc1d" style:font-size-asian="11pt" style:font-size-complex="11pt"/>
    </style:style>
    <style:style style:name="P9" style:family="paragraph" style:parent-style-name="Standard">
      <style:text-properties fo:font-size="11pt" officeooo:rsid="0009bae2" officeooo:paragraph-rsid="0009bae2" style:font-size-asian="11pt" style:font-size-complex="11pt"/>
    </style:style>
    <style:style style:name="P10" style:family="paragraph" style:parent-style-name="Standard" style:list-style-name="L1">
      <style:text-properties fo:font-size="11pt" officeooo:rsid="0009bae2" officeooo:paragraph-rsid="0009bae2" style:font-size-asian="11pt" style:font-size-complex="11pt"/>
    </style:style>
    <style:style style:name="P11" style:family="paragraph" style:parent-style-name="Standard">
      <style:text-properties fo:font-size="11pt" officeooo:paragraph-rsid="0006d33d" style:font-size-asian="11pt" style:font-size-complex="11pt"/>
    </style:style>
    <style:style style:name="P12" style:family="paragraph" style:parent-style-name="Standard">
      <style:text-properties fo:font-size="11pt" officeooo:rsid="0006d33d" officeooo:paragraph-rsid="0006d33d" style:font-size-asian="11pt" style:font-size-complex="11pt"/>
    </style:style>
    <style:style style:name="P13" style:family="paragraph" style:parent-style-name="Standard">
      <style:text-properties fo:font-size="11pt" officeooo:rsid="0006d33d" officeooo:paragraph-rsid="0009bae2" style:font-size-asian="11pt" style:font-size-complex="11pt"/>
    </style:style>
    <style:style style:name="P14" style:family="paragraph" style:parent-style-name="Standard">
      <style:text-properties fo:font-size="11pt" officeooo:paragraph-rsid="00077272" style:font-size-asian="11pt" style:font-size-complex="11pt"/>
    </style:style>
    <style:style style:name="P15" style:family="paragraph" style:parent-style-name="Standard">
      <style:text-properties fo:font-size="11pt" officeooo:paragraph-rsid="000a7998" style:font-size-asian="11pt" style:font-size-complex="11pt"/>
    </style:style>
    <style:style style:name="T1" style:family="text">
      <style:text-properties officeooo:rsid="0005fc1d"/>
    </style:style>
    <style:style style:name="T2" style:family="text">
      <style:text-properties style:use-window-font-color="true" style:text-underline-style="none" fo:font-weight="normal" style:font-weight-asian="normal" style:font-weight-complex="normal"/>
    </style:style>
    <style:style style:name="T3" style:family="text">
      <style:text-properties style:use-window-font-color="true" style:text-underline-style="none" fo:font-weight="normal" officeooo:rsid="0005fc1d" style:font-weight-asian="normal" style:font-weight-complex="normal"/>
    </style:style>
    <style:style style:name="T4" style:family="text">
      <style:text-properties style:use-window-font-color="true" style:text-underline-style="none" fo:font-weight="normal" officeooo:rsid="0006d33d" style:font-weight-asian="normal" style:font-weight-complex="normal"/>
    </style:style>
    <style:style style:name="T5" style:family="text">
      <style:text-properties style:use-window-font-color="true" style:text-underline-style="none" fo:font-weight="normal" officeooo:rsid="00077272" style:font-weight-asian="normal" style:font-weight-complex="normal"/>
    </style:style>
    <style:style style:name="T6" style:family="text">
      <style:text-properties style:use-window-font-color="true" style:text-underline-style="none" fo:font-weight="normal" officeooo:rsid="0009bae2" style:font-weight-asian="normal" style:font-weight-complex="normal"/>
    </style:style>
    <style:style style:name="T7" style:family="text">
      <style:text-properties style:use-window-font-color="true" style:text-underline-style="none" fo:font-weight="normal" officeooo:rsid="000a7998" style:font-weight-asian="normal" style:font-weight-complex="normal"/>
    </style:style>
    <style:style style:name="T8" style:family="text">
      <style:text-properties style:use-window-font-color="true" style:text-underline-style="none" fo:font-weight="normal" officeooo:rsid="000bdbee" style:font-weight-asian="normal" style:font-weight-complex="normal"/>
    </style:style>
    <style:style style:name="T9" style:family="text">
      <style:text-properties style:use-window-font-color="true" fo:font-size="11pt" style:text-underline-style="none" fo:font-weight="normal" officeooo:rsid="0005fc1d" style:font-size-asian="11pt" style:font-weight-asian="normal" style:font-size-complex="11pt" style:font-weight-complex="normal"/>
    </style:style>
    <style:style style:name="T10" style:family="text">
      <style:text-properties style:use-window-font-color="true" fo:font-size="11pt" style:text-underline-style="none" fo:font-weight="normal" officeooo:rsid="000a7998" style:font-size-asian="11pt" style:font-weight-asian="normal" style:font-size-complex="11pt" style:font-weight-complex="normal"/>
    </style:style>
    <style:style style:name="T11" style:family="text">
      <style:text-properties fo:color="#014a98" style:text-underline-style="solid" style:text-underline-width="auto" style:text-underline-color="font-color" fo:font-weight="normal" officeooo:rsid="0007fedb" style:font-weight-asian="normal" style:font-weight-complex="normal"/>
    </style:style>
    <style:style style:name="T12" style:family="text">
      <style:text-properties fo:color="#014a98" fo:font-size="12pt" style:text-underline-style="solid" style:text-underline-width="auto" style:text-underline-color="font-color" fo:font-weight="normal" officeooo:rsid="0007fedb" style:font-size-asian="12pt" style:font-weight-asian="normal" style:font-size-complex="12pt" style:font-weight-complex="normal"/>
    </style:style>
    <style:style style:name="T13" style:family="text">
      <style:text-properties fo:color="#014a98" fo:font-size="11pt" style:text-underline-style="solid" style:text-underline-width="auto" style:text-underline-color="font-color" fo:font-weight="normal" officeooo:rsid="0007fedb" style:font-size-asian="11pt" style:font-weight-asian="normal" style:font-size-complex="11pt" style:font-weight-complex="normal"/>
    </style:style>
    <style:style style:name="T14" style:family="text">
      <style:text-properties officeooo:rsid="000a79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OC PROJET 04 - </text:span>Analysez les besoins de votre client pour son groupe de pizzerias</text:p>
      <text:p text:style-name="P1"/>
      <text:p text:style-name="P1"/>
      <text:p text:style-name="P4">1. But du projet</text:p>
      <text:p text:style-name="P4"/>
      <text:p text:style-name="P5">Il s’agissait ici, de rédiger un cahier des charges pour le développment d’une application pour la société OC PIZZA.</text:p>
      <text:p text:style-name="P5"/>
      <text:p text:style-name="P2"><text:span text:style-name="T9">Il fallait déterminer les besoins du client, les acteurs du projet, définir les spécifications f</text:span><text:span text:style-name="T10">onctionnelles</text:span><text:span text:style-name="T9"> et enfin, proposer une solution technique adaptée.</text:span></text:p>
      <text:p text:style-name="P5"/>
      <text:p text:style-name="P5"/>
      <text:p text:style-name="P4">2. Contraintes du projet</text:p>
      <text:p text:style-name="P4"/>
      <text:p text:style-name="P7"><text:span text:style-name="T3">Pour éditer le cahier des charges, j’ai dû apprendre le langage UML et l’utiliation des diagrammes et dû opter pour une approche agile avec SCRUM grâce à l’utilisation de Trello.</text:span></text:p>
      <text:p text:style-name="P7"><text:span text:style-name="T3"/></text:p>
      <text:p text:style-name="P7"><text:span text:style-name="T3">Il m’a fallu faire beaucoup de recherches, principalement pour la partie technique, n’ayant jamais eu à créer d</text:span><text:span text:style-name="T7">e</text:span><text:span text:style-name="T3"> site WEB, </text:span><text:span text:style-name="T6">je ne suis pas au fait de ce qui se fait en matière de serveur WEB ou encore de fram</text:span><text:span text:style-name="T7">e</text:span><text:span text:style-name="T6">works</text:span><text:span text:style-name="T3">.</text:span></text:p>
      <text:p text:style-name="P8"><text:span text:style-name="T2"/></text:p>
      <text:p text:style-name="P9"><text:span text:style-name="T2">Les diagrammes ont été revus à chaque session avec mon mentor pour une meilleure lisibilté et une meilleure compréhension du document.</text:span></text:p>
      <text:p text:style-name="P8"><text:span text:style-name="T2"/></text:p>
      <text:p text:style-name="P7"><text:span text:style-name="T3">L</text:span><text:span text:style-name="T6">a</text:span><text:span text:style-name="T3"> partie </text:span><text:span text:style-name="T6">technique </text:span><text:span text:style-name="T3">du projet fût particu</text:span><text:span text:style-name="T6">l</text:span><text:span text:style-name="T3">ièrement délicate puisqu’il m’a fallu porter des choix sur des produits dont je ne connaissais pas le fonctionnemment.</text:span></text:p>
      <text:p text:style-name="P7"><text:span text:style-name="T3"/></text:p>
      <text:p text:style-name="P8"><text:span text:style-name="T2">Mon mentor m’a poussé à faire </text:span><text:span text:style-name="T4">c</text:span><text:span text:style-name="T2">es recherches de façon à vous présenter un projet dont j’étais le seul </text:span><text:span text:style-name="T4">rédacteur.</text:span></text:p>
      <text:p text:style-name="P11"><text:span text:style-name="T4">Il m’a </text:span><text:span text:style-name="T6">tout de même </text:span><text:span text:style-name="T4">orienté afin d’optimiser mes recherches et ne pas me perdre dans des lectures qui n’auraient pas servis ce document.</text:span></text:p>
      <text:p text:style-name="P8"><text:span text:style-name="T4"/></text:p>
      <text:p text:style-name="P11"><text:span text:style-name="T4">Ces choix se sont posés après plusieurs jours de lecture et de comparatifs, je ne sais pas s’ils sont tous judicieux mais selon mes propres critères et ce que j’ai pu lire, je pense avoir </text:span><text:span text:style-name="T6">au moins </text:span><text:span text:style-name="T4">établi une certaine cohérence entre chaque é</text:span><text:span text:style-name="T6">lément</text:span><text:span text:style-name="T4">.</text:span></text:p>
      <text:p text:style-name="P12"><text:span text:style-name="T2"/></text:p>
      <text:p text:style-name="P13"><text:span text:style-name="T2">Il fût int</text:span><text:span text:style-name="T7">é</text:span><text:span text:style-name="T2">ressant de comprendre le fonctionnement des diagrammes, bien que je n’ai pas pu tous les utiliser, soit pour ne pas alourdir le document inutilement, soit parce que certains diagrammes </text:span><text:span text:style-name="T7">é</text:span><text:span text:style-name="T2">taient trop techniques pour ce projet. </text:span></text:p>
      <text:p text:style-name="P13"><text:span text:style-name="T2"/></text:p>
      <text:p text:style-name="P13"><text:span text:style-name="T6">Mon choix s’est donc porté sur 3 d’entre eux, </text:span><text:span text:style-name="T7">qui m’ont parus les mieux adaptés</text:span><text:span text:style-name="T6"> :</text:span></text:p>
      <text:list xml:id="list4147999831" text:style-name="L1">
        <text:list-item>
          <text:p text:style-name="P10"><text:span text:style-name="T2">Le diagramme de cas d’utilisation</text:span></text:p>
        </text:list-item>
        <text:list-item>
          <text:p text:style-name="P10"><text:span text:style-name="T2">Le diagramme de séquence</text:span></text:p>
        </text:list-item>
        <text:list-item>
          <text:p text:style-name="P10"><text:span text:style-name="T2">Le diagramme d’activité</text:span></text:p>
        </text:list-item>
      </text:list>
      <text:p text:style-name="P12"><text:span text:style-name="T2"/></text:p>
      <text:p text:style-name="P11"><text:span text:style-name="T4">J’</text:span><text:span text:style-name="T7">ai utilisé ces</text:span><text:span text:style-name="T4"> 3 types de diagrammes pour chaque acteur et chaque action </text:span><text:span text:style-name="T7">en essayant</text:span><text:span text:style-name="T4"> </text:span><text:span text:style-name="T7">d’</text:span><text:span text:style-name="T4">illustr</text:span><text:span text:style-name="T7">er</text:span><text:span text:style-name="T4"> au mieux la direction que j’ai voulu </text:span><text:span text:style-name="T8">prendre</text:span><text:span text:style-name="T4"> pour la rédaction de ce document.</text:span></text:p>
      <text:p text:style-name="P12"><text:span text:style-name="T2"/></text:p>
      <text:p text:style-name="P15"><text:span text:style-name="T7">De plus, j</text:span><text:span text:style-name="T5">’ai utilisé Trello pour maintenir une cadence cohérente pour ce projet. </text:span></text:p>
      <text:p text:style-name="P15"><text:span text:style-name="T5">Nous avons déterminer, </text:span><text:span text:style-name="T7">avec mon mentor,</text:span><text:span text:style-name="T5"> le backlog, puis le temps que prendrait chaque module, ce qui a pu me permettre d’établir </text:span><text:span text:style-name="T7">le projet </text:span><text:span text:style-name="T5">en 4 sprints </text:span><text:span text:style-name="T7">à raison d’un sprint par semaine.</text:span></text:p>
      <text:p text:style-name="P14"><text:span text:style-name="T5"/></text:p>
      <text:p text:style-name="P14"><text:span text:style-name="T5"/></text:p>
      <text:p text:style-name="P6"><text:a xlink:type="simple" xlink:href="https://trello.com/b/14XeuUPX/oc-pizza" text:style-name="Internet_20_link" text:visited-style-name="Visited_20_Internet_20_Link"><text:span text:style-name="T13">Lien du compte Trello</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11T12:24:54.918481571</meta:creation-date>
    <dc:date>2020-07-15T10:35:04.816663461</dc:date>
    <meta:editing-duration>P3DT21H36M18S</meta:editing-duration>
    <meta:editing-cycles>4</meta:editing-cycles>
    <meta:generator>LibreOffice/6.3.5.2$Linux_X86_64 LibreOffice_project/30$Build-2</meta:generator>
    <meta:document-statistic meta:table-count="0" meta:image-count="0" meta:object-count="0" meta:page-count="1" meta:paragraph-count="21" meta:word-count="415" meta:character-count="2444" meta:non-whitespace-character-count="2051"/>
  </office:meta>
</office:document-meta>
</file>